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break-before="column" style:shadow="none"/>
      <style:text-properties fo:font-weight="normal" officeooo:rsid="0013f2a7" officeooo:paragraph-rsid="00157aba"/>
    </style:style>
    <style:style style:name="P2" style:family="paragraph" style:parent-style-name="Heading_20_1">
      <style:paragraph-properties style:shadow="none"/>
      <style:text-properties officeooo:rsid="001d1803" officeooo:paragraph-rsid="001d1803"/>
    </style:style>
    <style:style style:name="P3" style:family="paragraph" style:parent-style-name="Heading_20_3">
      <style:paragraph-properties fo:break-before="column" fo:padding="0.0201in" fo:border-left="none" fo:border-right="none" fo:border-top="0.06pt solid #000000" fo:border-bottom="0.06pt solid #000000" style:shadow="none"/>
    </style:style>
    <style:style style:name="P4" style:family="paragraph" style:parent-style-name="Heading_20_3">
      <style:paragraph-properties fo:padding="0.0201in" fo:border-left="none" fo:border-right="none" fo:border-top="0.06pt solid #000000" fo:border-bottom="0.06pt solid #000000" style:shadow="none"/>
      <style:text-properties officeooo:rsid="0020bee8" officeooo:paragraph-rsid="0020bee8"/>
    </style:style>
    <style:style style:name="P5" style:family="paragraph" style:parent-style-name="Heading_20_3">
      <style:paragraph-properties fo:padding="0.0201in" fo:border-left="none" fo:border-right="none" fo:border-top="0.06pt solid #000000" fo:border-bottom="0.06pt solid #000000" style:shadow="none"/>
    </style:style>
    <style:style style:name="P6" style:family="paragraph" style:parent-style-name="Text_20_body" style:list-style-name="L1">
      <style:paragraph-properties style:shadow="none"/>
      <style:text-properties officeooo:paragraph-rsid="001d1803"/>
    </style:style>
    <style:style style:name="P7" style:family="paragraph" style:parent-style-name="Text_20_body">
      <style:paragraph-properties style:shadow="none"/>
      <style:text-properties fo:color="#666666" loext:opacity="100%" fo:font-weight="bold" officeooo:rsid="001d1803" officeooo:paragraph-rsid="001d1803"/>
    </style:style>
    <style:style style:name="P8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fo:font-weight="bold" officeooo:rsid="001d1803" officeooo:paragraph-rsid="001d1803"/>
    </style:style>
    <style:style style:name="P9" style:family="paragraph" style:parent-style-name="Text_20_body">
      <style:paragraph-properties style:shadow="none"/>
      <style:text-properties officeooo:paragraph-rsid="0017273a"/>
    </style:style>
    <style:style style:name="P10" style:family="paragraph" style:parent-style-name="Text_20_body" style:list-style-name="L1">
      <style:paragraph-properties style:shadow="none"/>
      <style:text-properties officeooo:rsid="001d1803" officeooo:paragraph-rsid="001d1803"/>
    </style:style>
    <style:style style:name="P11" style:family="paragraph" style:parent-style-name="Text_20_body" style:list-style-name="L2">
      <style:paragraph-properties style:shadow="none"/>
      <style:text-properties officeooo:rsid="001d1803" officeooo:paragraph-rsid="001d1803"/>
    </style:style>
    <style:style style:name="P12" style:family="paragraph" style:parent-style-name="Text_20_body">
      <style:paragraph-properties style:shadow="none"/>
      <style:text-properties officeooo:paragraph-rsid="001d1803"/>
    </style:style>
    <style:style style:name="T1" style:family="text">
      <style:text-properties fo:font-weight="normal"/>
    </style:style>
    <style:style style:name="T2" style:family="text">
      <style:text-properties fo:font-weight="normal" officeooo:rsid="0017273a"/>
    </style:style>
    <style:style style:name="T3" style:family="text">
      <style:text-properties fo:font-weight="normal" officeooo:rsid="00157aba"/>
    </style:style>
    <style:style style:name="T4" style:family="text">
      <style:text-properties fo:font-weight="normal" officeooo:rsid="001d1803"/>
    </style:style>
    <style:style style:name="T5" style:family="text">
      <style:text-properties fo:font-weight="bold" officeooo:rsid="001d1803"/>
    </style:style>
    <style:style style:name="T6" style:family="text">
      <style:text-properties officeooo:rsid="001d1803"/>
    </style:style>
    <style:style style:name="Sect1" style:family="section">
      <style:section-properties text:dont-balance-text-columns="false" style:editable="false">
        <style:columns fo:column-count="2">
          <style:column style:rel-width="4342*" fo:start-indent="0in" fo:end-indent="0in"/>
          <style:column style:rel-width="2174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Phillip Heuser</text:h>
      <text:p text:style-name="P7">1151 N State St </text:p>
      <text:p text:style-name="P7">Elgin, IL 60123</text:p>
      <text:p text:style-name="P7">+1 (847) 921-2567</text:p>
      <text:p text:style-name="P7"><text:a xlink:type="simple" xlink:href="mailto:phillip.heuser@student.judsonu.edu" text:style-name="Internet_20_link" text:visited-style-name="Visited_20_Internet_20_Link">phillip.heuser@student.judsonu.edu</text:a></text:p>
      <text:p text:style-name="P7"><text:s/>Profile:</text:p>
      <text:p text:style-name="P7">I am currently enrolled in Judson Universities Computer Science Program. I plan on finishing Judson's undergrad as a Computer Scientist. I am also a part of the men’s Judson Bowling program on a scholarship.</text:p>
      <text:p text:style-name="P7"/>
      <text:p text:style-name="P7">Hobbies:</text:p>
      <text:p text:style-name="P7">-Bowling</text:p>
      <text:p text:style-name="P7">-Coding</text:p>
      <text:p text:style-name="P7">-Listening to music</text:p>
      <text:h text:style-name="P3" text:outline-level="3">Education</text:h>
      <text:p text:style-name="P9"><text:span text:style-name="T5">High School Graduate</text:span><text:span text:style-name="T2"><text:line-break/></text:span><text:span text:style-name="T4">Lakes Community High School</text:span><text:span text:style-name="T2">, </text:span><text:span text:style-name="T4">May 15, 2022</text:span><text:span text:style-name="T2"><text:line-break/>Cumulative GPA: </text:span><text:span text:style-name="T4">3.9</text:span></text:p>
      <text:list xml:id="list4111253602" text:style-name="L1">
        <text:list-item>
          <text:p text:style-name="P10"><text:span text:style-name="T1">Took 3 years of Programming classes</text:span></text:p>
        </text:list-item>
        <text:list-item>
          <text:p text:style-name="P10">Finished each year with an average of 97%</text:p>
        </text:list-item>
        <text:list-item>
          <text:p text:style-name="P10">Received 4s on each Ap Test</text:p>
        </text:list-item>
      </text:list>
      <text:h text:style-name="P4" text:outline-level="3">Experience</text:h>
      <text:section text:style-name="Sect1" text:name="Section1">
        <text:p text:style-name="P8"><text:span text:style-name="T3">E</text:span><text:span text:style-name="T1">mployee</text:span></text:p>
        <text:p text:style-name="P8">Lakes Bowl</text:p>
        <text:p text:style-name="P1"><text:span text:style-name="T6">August 2019 – July 2022</text:span> </text:p>
      </text:section>
      <text:list xml:id="list201150229936823" text:continue-numbering="true" text:style-name="L1">
        <text:list-item>
          <text:p text:style-name="P10"><text:span text:style-name="T1">Gave out bowling lanes/shoes</text:span></text:p>
        </text:list-item>
        <text:list-item>
          <text:p text:style-name="P10"><text:span text:style-name="T1">Took food orders</text:span></text:p>
        </text:list-item>
        <text:list-item>
          <text:p text:style-name="P10">Cleaned up</text:p>
        </text:list-item>
        <text:list-item>
          <text:p text:style-name="P6"><text:span text:style-name="T6">Fixed bowling machines</text:span></text:p>
        </text:list-item>
      </text:list>
      <text:p text:style-name="P12"/>
      <text:h text:style-name="P5" text:outline-level="3">Skills</text:h>
      <text:section text:style-name="Sect2" text:name="Section3">
        <text:list xml:id="list2566378236" text:style-name="L2">
          <text:list-item>
            <text:p text:style-name="P11">Communication</text:p>
          </text:list-item>
          <text:list-item>
            <text:p text:style-name="P11">Listening</text:p>
          </text:list-item>
          <text:list-item>
            <text:p text:style-name="P11">Coding</text:p>
          </text:list-item>
          <text:list-item>
            <text:p text:style-name="P11">Bowling</text:p>
          </text:list-item>
          <text:list-item>
            <text:p text:style-name="P11">Problem solving</text:p>
          </text:list-item>
          <text:list-item>
            <text:p text:style-name="P11">Motivating myself</text:p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1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1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loext:opacity="100%" fo:font-size="14pt" fo:font-weight="bold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>
          <style:column style:rel-width="3456*" fo:start-indent="0in" fo:end-indent="0in"/>
          <style:column style:rel-width="651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9:57:51.880265708</meta:creation-date>
    <meta:editing-duration>PT13M58S</meta:editing-duration>
    <meta:editing-cycles>2</meta:editing-cycles>
    <meta:generator>LibreOffice/7.3.6.2$Linux_X86_64 LibreOffice_project/30$Build-2</meta:generator>
    <dc:title>Resume</dc:title>
    <dc:date>2022-09-27T20:11:50.061063591</dc:date>
    <meta:document-statistic meta:table-count="0" meta:image-count="0" meta:object-count="0" meta:page-count="1" meta:paragraph-count="31" meta:word-count="130" meta:character-count="762" meta:non-whitespace-character-count="672"/>
    <meta:template xlink:type="simple" xlink:actuate="onRequest" xlink:title="Resume" xlink:href="../../../../usr/lib/libreoffice/share/template/common/personal/Resume1page.ott" meta:date="2022-09-27T19:57:51.367854196"/>
  </office:meta>
</office:document-meta>
</file>